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e6c" officeooo:paragraph-rsid="0016ce6c"/>
    </style:style>
    <style:style style:name="P2" style:family="paragraph" style:parent-style-name="Standard">
      <style:text-properties officeooo:rsid="0016ce6c" officeooo:paragraph-rsid="0017b710"/>
    </style:style>
    <style:style style:name="P3" style:family="paragraph" style:parent-style-name="Standard">
      <style:text-properties officeooo:rsid="001714be" officeooo:paragraph-rsid="001714be"/>
    </style:style>
    <style:style style:name="P4" style:family="paragraph" style:parent-style-name="Standard">
      <style:text-properties officeooo:rsid="0017b710" officeooo:paragraph-rsid="0017b710"/>
    </style:style>
    <style:style style:name="T1" style:family="text">
      <style:text-properties officeooo:rsid="001714be"/>
    </style:style>
    <style:style style:name="T2" style:family="text">
      <style:text-properties officeooo:rsid="0017b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oal: Use pygame to create Tetris</text:p>
      <text:p text:style-name="P1"/>
      <text:p text:style-name="P1">Minimum—It runs: <text:span text:style-name="T2">simplistic window, possibly just a window with the shapes falling, c</text:span>an complete at least one row <text:span text:style-name="T1">and have it disappear from the screen upon completion</text:span>, press key to start, user input <text:span text:style-name="T1">is functional (moving shapes Left/Right/Down the screen), at least one usable shape to create the line, can exit window</text:span></text:p>
      <text:p text:style-name="P1"/>
      <text:p text:style-name="P1">Basic—Basic Design<text:span text:style-name="T2">(text, border surrounding the playable area),</text:span> score <text:span text:style-name="T2">count</text:span>, play/pause, timing (speeds up), color, win/lose <text:span text:style-name="T1">response</text:span>, <text:span text:style-name="T2">shapes (the official kind, nothing crazy) randomly generate, can turn shape CW/CCW, play again option upon “dying”</text:span></text:p>
      <text:p text:style-name="P1"/>
      <text:p text:style-name="P2">Extras—<text:span text:style-name="T2">Start menu, </text:span>high score <text:span text:style-name="T2">(records)</text:span>, music, <text:span text:style-name="T2">preview the </text:span>next shape, graphic<text:span text:style-name="T1">s</text:span> options, levels, hold pieces, title screen, possibly interactive title screen, <text:span text:style-name="T2">and anything else we happen to come up with that we want</text:span></text:p>
      <text:p text:style-name="P1"/>
      <text:p text:style-name="P2">Milestones</text:p>
      <text:p text:style-name="P2"><text:tab/>Design + user interface (<text:span text:style-name="T2">~</text:span>1 week max)</text:p>
      <text:p text:style-name="P1"><text:tab/>Plan/Flowchart (basic flowchart <text:span text:style-name="T2">~</text:span>1 week)</text:p>
      <text:p text:style-name="P1"><text:tab/>Programming (move from paper to computer)/debugging (with each major implementation we would test what's been added separately then when added to the composite program) (<text:span text:style-name="T2">~7-</text:span>8 weeks for minimum)</text:p>
      <text:p text:style-name="P1"><text:tab/>Testing internalized until product reaches minimum then given to peers to test (finished: <text:span text:style-name="T2">~</text:span>1 week) –During this time <text:span text:style-name="T1">and onward</text:span> extras will be added if possible and then given to <text:span text:style-name="T1">peers to </text:span>test <text:span text:style-name="T1">again</text:span></text:p>
      <text:p text:style-name="P1"><text:tab/>Turn in <text:span text:style-name="T2">at least the minimum </text:span>(preferably by Thanksgiving)</text:p>
      <text:p text:style-name="P1"/>
      <text:p text:style-name="P3">Work division—paper plans (proof), comments in the code of who did wh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09:41:40.419263789</meta:creation-date>
    <meta:editing-duration>PT1H37M46S</meta:editing-duration>
    <meta:editing-cycles>2</meta:editing-cycles>
    <meta:generator>LibreOffice/4.2.6.3$Linux_x86 LibreOffice_project/420m0$Build-3</meta:generator>
    <dc:date>2014-09-26T11:34:26.819598251</dc:date>
    <meta:document-statistic meta:table-count="0" meta:image-count="0" meta:object-count="0" meta:page-count="1" meta:paragraph-count="11" meta:word-count="224" meta:character-count="1428" meta:non-whitespace-character-count="1214"/>
  </office:meta>
</office:document-meta>
</file>